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0867" officeooo:paragraph-rsid="0003086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30867" officeooo:paragraph-rsid="00030867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030867"/>
    </style:style>
    <style:style style:name="P4" style:family="paragraph" style:parent-style-name="Standard">
      <style:text-properties fo:font-size="12pt" fo:font-weight="bold" officeooo:rsid="00030867" officeooo:paragraph-rsid="00056f3d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56f3d"/>
    </style:style>
    <style:style style:name="P6" style:family="paragraph" style:parent-style-name="Standard">
      <style:text-properties fo:font-weight="bold" officeooo:rsid="00056f3d" officeooo:paragraph-rsid="00056f3d" style:font-weight-asian="bold" style:font-weight-complex="bold"/>
    </style:style>
    <style:style style:name="P7" style:family="paragraph" style:parent-style-name="Standard">
      <style:text-properties fo:font-weight="bold" officeooo:rsid="0006f9de" officeooo:paragraph-rsid="0006f9de" style:font-weight-asian="bold" style:font-weight-complex="bold"/>
    </style:style>
    <style:style style:name="P8" style:family="paragraph" style:parent-style-name="Standard">
      <style:text-properties officeooo:paragraph-rsid="0006f9de"/>
    </style:style>
    <style:style style:name="P9" style:family="paragraph" style:parent-style-name="Standard">
      <style:text-properties officeooo:paragraph-rsid="0007b892"/>
    </style:style>
    <style:style style:name="P10" style:family="paragraph" style:parent-style-name="Standard">
      <style:text-properties fo:font-weight="bold" officeooo:rsid="0007b892" officeooo:paragraph-rsid="0007b892" style:font-weight-asian="bold" style:font-weight-complex="bold"/>
    </style:style>
    <style:style style:name="P11" style:family="paragraph" style:parent-style-name="Standard">
      <style:text-properties fo:font-weight="normal" officeooo:rsid="0007b892" officeooo:paragraph-rsid="0007b892" style:font-weight-asian="normal" style:font-weight-complex="normal"/>
    </style:style>
    <style:style style:name="P12" style:family="paragraph" style:parent-style-name="Standard">
      <style:text-properties officeooo:rsid="00088530" officeooo:paragraph-rsid="00088530"/>
    </style:style>
    <style:style style:name="P13" style:family="paragraph" style:parent-style-name="Standard">
      <style:text-properties officeooo:paragraph-rsid="00088530"/>
    </style:style>
    <style:style style:name="P14" style:family="paragraph" style:parent-style-name="Standard">
      <style:text-properties fo:font-weight="bold" officeooo:rsid="00088530" officeooo:paragraph-rsid="00088530" style:font-weight-asian="bold" style:font-weight-complex="bold"/>
    </style:style>
    <style:style style:name="P15" style:family="paragraph" style:parent-style-name="Standard">
      <style:text-properties officeooo:paragraph-rsid="0008c466"/>
    </style:style>
    <style:style style:name="P16" style:family="paragraph" style:parent-style-name="Standard">
      <style:text-properties officeooo:paragraph-rsid="0009f162"/>
    </style:style>
    <style:style style:name="P17" style:family="paragraph" style:parent-style-name="Standard">
      <style:text-properties officeooo:rsid="0009f162" officeooo:paragraph-rsid="0009f162"/>
    </style:style>
    <style:style style:name="P18" style:family="paragraph" style:parent-style-name="Standard">
      <style:text-properties officeooo:paragraph-rsid="000c4d58"/>
    </style:style>
    <style:style style:name="P19" style:family="paragraph" style:parent-style-name="Standard">
      <style:text-properties fo:font-weight="bold" officeooo:rsid="000c4d58" officeooo:paragraph-rsid="000c4d58" style:font-weight-asian="bold" style:font-weight-complex="bold"/>
    </style:style>
    <style:style style:name="P20" style:family="paragraph" style:parent-style-name="Standard">
      <style:text-properties officeooo:rsid="000c4d58" officeooo:paragraph-rsid="000c4d58"/>
    </style:style>
    <style:style style:name="T1" style:family="text">
      <style:text-properties fo:font-size="12pt" fo:font-weight="normal" officeooo:rsid="00030867" style:font-size-asian="10.5pt" style:font-weight-asian="normal" style:font-size-complex="12pt" style:font-weight-complex="normal"/>
    </style:style>
    <style:style style:name="T2" style:family="text">
      <style:text-properties officeooo:rsid="00030867"/>
    </style:style>
    <style:style style:name="T3" style:family="text">
      <style:text-properties officeooo:rsid="0004a64c"/>
    </style:style>
    <style:style style:name="T4" style:family="text">
      <style:text-properties officeooo:rsid="00056f3d"/>
    </style:style>
    <style:style style:name="T5" style:family="text">
      <style:text-properties fo:font-size="12pt" fo:font-weight="normal" officeooo:rsid="00056f3d" style:font-size-asian="12pt" style:font-weight-asian="normal" style:font-size-complex="12pt" style:font-weight-complex="normal"/>
    </style:style>
    <style:style style:name="T6" style:family="text">
      <style:text-properties fo:font-weight="normal" officeooo:rsid="00056f3d" style:font-weight-asian="normal" style:font-weight-complex="normal"/>
    </style:style>
    <style:style style:name="T7" style:family="text">
      <style:text-properties fo:font-weight="normal" officeooo:rsid="0006f9de" style:font-weight-asian="normal" style:font-weight-complex="normal"/>
    </style:style>
    <style:style style:name="T8" style:family="text">
      <style:text-properties officeooo:rsid="0006f9de"/>
    </style:style>
    <style:style style:name="T9" style:family="text">
      <style:text-properties officeooo:rsid="0007b892"/>
    </style:style>
    <style:style style:name="T10" style:family="text">
      <style:text-properties fo:font-weight="normal" officeooo:rsid="0007b892" style:font-weight-asian="normal" style:font-weight-complex="normal"/>
    </style:style>
    <style:style style:name="T11" style:family="text">
      <style:text-properties fo:font-weight="bold" officeooo:rsid="0007b892" style:font-weight-asian="bold" style:font-weight-complex="bold"/>
    </style:style>
    <style:style style:name="T12" style:family="text">
      <style:text-properties officeooo:rsid="00088530"/>
    </style:style>
    <style:style style:name="T13" style:family="text">
      <style:text-properties officeooo:rsid="0008c466"/>
    </style:style>
    <style:style style:name="T14" style:family="text">
      <style:text-properties fo:font-weight="bold" officeooo:rsid="0008c466" style:font-weight-asian="bold" style:font-weight-complex="bold"/>
    </style:style>
    <style:style style:name="T15" style:family="text">
      <style:text-properties officeooo:rsid="0009f162"/>
    </style:style>
    <style:style style:name="T16" style:family="text">
      <style:text-properties officeooo:rsid="000c4d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Review</text:p>
      <text:p text:style-name="P1"/>
      <text:p text:style-name="P2">Chapter 8</text:p>
      <text:p text:style-name="P2"/>
      <text:p text:style-name="P3"><text:span text:style-name="T1">1. </text:span>What is the primary goal of a man-in-the-middle (MITM) attack?</text:p>
      <text:p text:style-name="P3"/>
      <text:p text:style-name="P3"><text:span text:style-name="T2">2. </text:span>What type of attack captures a legitimate transmission and reuses it later?</text:p>
      <text:p text:style-name="P3"/>
      <text:p text:style-name="P3"><text:span text:style-name="T2">3. </text:span>How does a Man-in-the-Browser (MITB) attack usually begin?</text:p>
      <text:p text:style-name="P3"/>
      <text:p text:style-name="P3"><text:span text:style-name="T2">4. Give examples of</text:span> consequence<text:span text:style-name="T2">s</text:span> of a successful DNS attack?</text:p>
      <text:p text:style-name="P3"/>
      <text:p text:style-name="P3"><text:span text:style-name="T2">5. </text:span>What describes a MAC flooding attack?</text:p>
      <text:p text:style-name="P3"/>
      <text:p text:style-name="P3"><text:span text:style-name="T2">6. What</text:span> monitoring methodology compares current activity to a secure baseline to detect deviations?</text:p>
      <text:p text:style-name="P3"/>
      <text:p text:style-name="P3"><text:span text:style-name="T2">7. </text:span>What tool is used for capturing and analyzing packets via a command-line interface?</text:p>
      <text:p text:style-name="P3"/>
      <text:p text:style-name="P3"><text:span text:style-name="T2">8. </text:span>What is the function of a Data Loss Prevention (DLP) system?</text:p>
      <text:p text:style-name="P3"/>
      <text:p text:style-name="P3"><text:span text:style-name="T2">9. </text:span>W<text:span text:style-name="T3">hat </text:span>email authentication method validates content through a digital signature?<text:line-break/><text:line-break/><text:span text:style-name="T2">10. </text:span>What type of attack involves intercepting and reusing a user's authentication credentials?</text:p>
      <text:p text:style-name="P3"/>
      <text:p text:style-name="P4">Chapter <text:span text:style-name="T4">9</text:span></text:p>
      <text:p text:style-name="P4"/>
      <text:p text:style-name="P5"><text:span text:style-name="T5">1. </text:span>What is the purpose of network segmentation in infrastructure security?</text:p>
      <text:p text:style-name="P5"/>
      <text:p text:style-name="P5"><text:span text:style-name="T4">2. </text:span>Which device is most vulnerable to a MAC flooding attack?</text:p>
      <text:p text:style-name="P5"/>
      <text:p text:style-name="P5"><text:span text:style-name="T4">3. </text:span>What is the main function of an Access Control List (ACL) on a router?</text:p>
      <text:p text:style-name="P5"/>
      <text:p text:style-name="P5"><text:span text:style-name="T4">4. </text:span>Wh<text:span text:style-name="T4">at </text:span>firewall type allows more flexible and generic rule statements?</text:p>
      <text:p text:style-name="P5"/>
      <text:p text:style-name="P5"><text:span text:style-name="T4">5. </text:span>What is the role of a reverse proxy?</text:p>
      <text:p text:style-name="P5"/>
      <text:p text:style-name="P5"><text:span text:style-name="T4">6. </text:span>What is a honeynet?</text:p>
      <text:p text:style-name="P5"/>
      <text:p text:style-name="P5"><text:span text:style-name="T4">7. D</text:span>escribes the Zero Trust model?</text:p>
      <text:p text:style-name="P5"/>
      <text:p text:style-name="P5"><text:span text:style-name="T4">8. </text:span>What does a VPN allow users to do?</text:p>
      <text:p text:style-name="P5"/>
      <text:p text:style-name="P5"><text:span text:style-name="T4">9. </text:span>What is a demilitarized zone (DMZ) in network infrastructure?</text:p>
      <text:p text:style-name="P5"/>
      <text:p text:style-name="P5"><text:span text:style-name="T4">10. </text:span>What does Network Access Control (NAC) primarily do?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hapter 10 </text:p>
      <text:p text:style-name="P6"/>
      <text:p text:style-name="P5"><text:span text:style-name="T6">1. </text:span>What is the main difference between Bluejacking and Bluesnarfing?</text:p>
      <text:p text:style-name="P5"/>
      <text:p text:style-name="P5"><text:span text:style-name="T4">2. </text:span>Which of the following is a security concern with NFC in crowded places?</text:p>
      <text:p text:style-name="P5"/>
      <text:p text:style-name="P5"><text:span text:style-name="T4">3. </text:span>What is a rogue access point (AP)?</text:p>
      <text:p text:style-name="P5"/>
      <text:p text:style-name="P5"><text:span text:style-name="T4">4. </text:span>What vulnerability exists in MAC address filtering?</text:p>
      <text:p text:style-name="P5"/>
      <text:p text:style-name="P5"><text:span text:style-name="T4">5. </text:span>Which Wi-Fi security protocol introduced Simultaneous Authentication of Equals (SAE)?</text:p>
      <text:p text:style-name="P5"/>
      <text:p text:style-name="P5"><text:span text:style-name="T4">6. </text:span>What is a fat AP?</text:p>
      <text:p text:style-name="P5"/>
      <text:p text:style-name="P5"><text:span text:style-name="T4">7. </text:span>What encryption protocol is used by WPA2 for data confidentiality?</text:p>
      <text:p text:style-name="P5"/>
      <text:p text:style-name="P5"><text:span text:style-name="T4">8. </text:span>Which attack uses fake deauthentication frames to disconnect clients from an AP?</text:p>
      <text:p text:style-name="P5"/>
      <text:p text:style-name="P5"><text:span text:style-name="T4">9. </text:span>Which authentication method uses digital certificates and is part of EAP?</text:p>
      <text:p text:style-name="P5"/>
      <text:p text:style-name="P5"><text:span text:style-name="T4">10. </text:span>What is the purpose of a wireless site survey?</text:p>
      <text:p text:style-name="P5"/>
      <text:p text:style-name="P7">Chapter 11</text:p>
      <text:p text:style-name="P7"/>
      <text:p text:style-name="P8"><text:span text:style-name="T7">1. Name</text:span> benefit<text:span text:style-name="T8">s</text:span> of cloud computing?</text:p>
      <text:p text:style-name="P8"/>
      <text:p text:style-name="P8"><text:span text:style-name="T8">2. </text:span>What type of cloud is open only to specific organizations with shared concerns?</text:p>
      <text:p text:style-name="P8"/>
      <text:p text:style-name="P8"><text:span text:style-name="T8">3. </text:span>What is the purpose of a CASB in cloud environments?</text:p>
      <text:p text:style-name="P8"/>
      <text:p text:style-name="P8"><text:span text:style-name="T8">4. </text:span>Which service model allows consumers to run their own applications on a cloud platform?</text:p>
      <text:p text:style-name="P8"/>
      <text:p text:style-name="P8"><text:span text:style-name="T8">5. </text:span>Which cloud computing characteristic allows users to provision resources without human interaction?</text:p>
      <text:p text:style-name="P8"/>
      <text:p text:style-name="P8"><text:span text:style-name="T8">6. </text:span>Which cloud model includes both public and private cloud elements?</text:p>
      <text:p text:style-name="P8"/>
      <text:p text:style-name="P9"><text:span text:style-name="T9">7. </text:span>What is the function of a thin client in cloud computing?</text:p>
      <text:p text:style-name="P7"/>
      <text:p text:style-name="P9"><text:span text:style-name="T10">8.</text:span><text:span text:style-name="T11"> </text:span>Which virtualization type allows entire OS environments to be simulated?</text:p>
      <text:p text:style-name="P9"/>
      <text:p text:style-name="P9"><text:span text:style-name="T9">9. </text:span>Which of the following describes a Type I hypervisor?</text:p>
      <text:p text:style-name="P9"/>
      <text:p text:style-name="P9"><text:span text:style-name="T9">10. </text:span>What is a major security risk with virtual machines?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hapter 12</text:p>
      <text:p text:style-name="P11"/>
      <text:p text:style-name="P9"><text:span text:style-name="T10">1. </text:span>What is the main purpose of vulnerability scanning?</text:p>
      <text:p text:style-name="P9"/>
      <text:p text:style-name="P9"><text:span text:style-name="T9">2. </text:span>Wh<text:span text:style-name="T9">at</text:span> scan type does not send test traffic but listens to network data?</text:p>
      <text:p text:style-name="P12"/>
      <text:p text:style-name="P13"><text:span text:style-name="T12">3. List of </text:span>tools is used for web application vulnerability scanning?</text:p>
      <text:p text:style-name="P13"/>
      <text:p text:style-name="P13"><text:span text:style-name="T12">4. </text:span>What does OSINT refer to?</text:p>
      <text:p text:style-name="P13"/>
      <text:p text:style-name="P13"><text:span text:style-name="T12">5. </text:span>Which component defines the devices or areas to be scanned?</text:p>
      <text:p text:style-name="P13"/>
      <text:p text:style-name="P13"><text:span text:style-name="T12">6. </text:span>What is a CVSS score used for?</text:p>
      <text:p text:style-name="P13"/>
      <text:p text:style-name="P13"><text:span text:style-name="T12">7. </text:span>What is a major drawback of internal penetration testing?</text:p>
      <text:p text:style-name="P13"/>
      <text:p text:style-name="P13"><text:span text:style-name="T12">8. </text:span>Which term refers to scanning from within the network perimeter?</text:p>
      <text:p text:style-name="P12"/>
      <text:p text:style-name="P13"><text:span text:style-name="T12">9. </text:span>What is a false negative in vulnerability scanning?</text:p>
      <text:p text:style-name="P13"/>
      <text:p text:style-name="P13"><text:span text:style-name="T12">10. </text:span>Which agency is responsible for AIS?</text:p>
      <text:p text:style-name="P13"/>
      <text:p text:style-name="P14">Chapter 13</text:p>
      <text:p text:style-name="P9"/>
      <text:p text:style-name="P9"><text:span text:style-name="T13">1. </text:span>What is the purpose of a Business Continuity Plan (BCP)?</text:p>
      <text:p text:style-name="P9"/>
      <text:p text:style-name="P15"><text:span text:style-name="T13">2. </text:span>What type of site has all the necessary equipment but no internet connectivity or current backups?</text:p>
      <text:p text:style-name="P15"/>
      <text:p text:style-name="P15"><text:span text:style-name="T13">3. </text:span>What is the main purpose of a Business Impact Analysis (BIA)?</text:p>
      <text:p text:style-name="P15"/>
      <text:p text:style-name="P15"><text:span text:style-name="T13">4. </text:span>Which component of forensics involves identifying where evidence has been and who handled it?</text:p>
      <text:p text:style-name="P15"/>
      <text:p text:style-name="P15"><text:span text:style-name="T13">5. </text:span>What is the most volatile data source in the order of volatility?</text:p>
      <text:p text:style-name="P15"/>
      <text:p text:style-name="P15"><text:span text:style-name="T13">6. </text:span>What type of RAID offers both striping and mirroring?</text:p>
      <text:p text:style-name="P15"/>
      <text:p text:style-name="P15"><text:span text:style-name="T13">7. </text:span>Which device ensures power continues during an outage?</text:p>
      <text:p text:style-name="P15"/>
      <text:p text:style-name="P15"><text:span text:style-name="T13">8. </text:span>What is the difference between an audit and an assessment?</text:p>
      <text:p text:style-name="P15"/>
      <text:p text:style-name="P15"><text:span text:style-name="T13">9. </text:span>What is the purpose of Wireshark? </text:p>
      <text:p text:style-name="P15"/>
      <text:p text:style-name="P15"><text:span text:style-name="T13">10. </text:span>What does RTO stand for?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4">Chapter 14</text:span><text:span text:style-name="T13"><text:line-break/><text:line-break/>1. </text:span>What is the primary purpose of governance within an organization?</text:p>
      <text:p text:style-name="P15"/>
      <text:p text:style-name="P16"><text:span text:style-name="T15">2. </text:span>What is the role of a Data Privacy Officer (DPO)?</text:p>
      <text:p text:style-name="P16"/>
      <text:p text:style-name="P17">3. Name a few of type of governance body?</text:p>
      <text:p text:style-name="P17"/>
      <text:p text:style-name="P18"><text:span text:style-name="T16">4. </text:span>What does an acceptable-use policy (AUP) define?</text:p>
      <text:p text:style-name="P18"/>
      <text:p text:style-name="P18"><text:span text:style-name="T16">5. </text:span>What does an acceptable-use policy (AUP) define?</text:p>
      <text:p text:style-name="P18"/>
      <text:p text:style-name="P18"><text:span text:style-name="T16">6. </text:span>What does an acceptable-use policy (AUP) define?</text:p>
      <text:p text:style-name="P18"/>
      <text:p text:style-name="P18"><text:span text:style-name="T16">7. </text:span>What does an acceptable-use policy (AUP) define?</text:p>
      <text:p text:style-name="P18"/>
      <text:p text:style-name="P18"><text:span text:style-name="T16">8. </text:span>What is an example of artificial intelligence in cybersecurity?</text:p>
      <text:p text:style-name="P18"/>
      <text:p text:style-name="P18"><text:span text:style-name="T16">9. </text:span>What is a key risk of AI in cybersecurity?</text:p>
      <text:p text:style-name="P18"/>
      <text:p text:style-name="P18"><text:span text:style-name="T16">10. </text:span>What is <text:span text:style-name="T16">adversarial AI?</text:span></text:p>
      <text:p text:style-name="P18"/>
      <text:p text:style-name="P19">Chapter 15</text:p>
      <text:p text:style-name="P17"/>
      <text:p text:style-name="P18"><text:span text:style-name="T16">1. </text:span>What is considered a high-value asset in cybersecurity?</text:p>
      <text:p text:style-name="P18"/>
      <text:p text:style-name="P18"><text:span text:style-name="T16">2. </text:span>What does CAM stand for?</text:p>
      <text:p text:style-name="P18"/>
      <text:p text:style-name="P20">3. What is the first step in an asset’s lifecycle?</text:p>
      <text:p text:style-name="P20"/>
      <text:p text:style-name="P18"><text:span text:style-name="T16">4. </text:span>What is the goal of change management?</text:p>
      <text:p text:style-name="P18"/>
      <text:p text:style-name="P18"><text:span text:style-name="T16">5. </text:span>What does risk analysis aim to do?</text:p>
      <text:p text:style-name="P18"/>
      <text:p text:style-name="P18"><text:span text:style-name="T16">6. </text:span>Which bias involves making decisions based on easily remembered information?</text:p>
      <text:p text:style-name="P18"/>
      <text:p text:style-name="P18"><text:span text:style-name="T16">7. </text:span>What is the formula for Annualized Loss Expectancy (ALE)?</text:p>
      <text:p text:style-name="P18"/>
      <text:p text:style-name="P18"><text:span text:style-name="T16">8. <text:s/>Give a few of</text:span> risk response strategy?</text:p>
      <text:p text:style-name="P18"/>
      <text:p text:style-name="P18"><text:span text:style-name="T16">9. </text:span>What is a common third-party risk mitigation technique?</text:p>
      <text:p text:style-name="P18"/>
      <text:p text:style-name="P18"><text:span text:style-name="T16">10. </text:span>What is the purpose of phishing simulations in awareness train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23:03:08.032223134</meta:creation-date>
    <dc:date>2025-07-21T11:10:14.363371009</dc:date>
    <meta:editing-duration>P1DT10H43M15S</meta:editing-duration>
    <meta:editing-cycles>3</meta:editing-cycles>
    <meta:generator>LibreOffice/25.2.5.2$Linux_X86_64 LibreOffice_project/fb4792146257752f54eab576deb869869b108571</meta:generator>
    <meta:document-statistic meta:table-count="0" meta:image-count="0" meta:object-count="0" meta:page-count="4" meta:paragraph-count="87" meta:word-count="829" meta:character-count="4844" meta:non-whitespace-character-count="4097"/>
  </office:meta>
</office:document-meta>
</file>